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6D10EF2D9C850D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4f72b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Table_20_Contents">
      <style:text-properties officeooo:rsid="002818bb" officeooo:paragraph-rsid="002818bb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c48d8" fo:background-color="transparent"/>
    </style:style>
    <style:style style:name="P21" style:family="paragraph" style:parent-style-name="Table_20_Contents">
      <style:text-properties officeooo:paragraph-rsid="001a5680"/>
    </style:style>
    <style:style style:name="P22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6111"/>
    </style:style>
    <style:style style:name="T12" style:family="text">
      <style:text-properties officeooo:rsid="001fd18d"/>
    </style:style>
    <style:style style:name="T13" style:family="text">
      <style:text-properties officeooo:rsid="0023a8c8"/>
    </style:style>
    <style:style style:name="T14" style:family="text">
      <style:text-properties officeooo:rsid="0024f72b"/>
    </style:style>
    <style:style style:name="T15" style:family="text">
      <style:text-properties officeooo:rsid="0025bcf3"/>
    </style:style>
    <style:style style:name="T16" style:family="text">
      <style:text-properties officeooo:rsid="00264be0"/>
    </style:style>
    <style:style style:name="T17" style:family="text">
      <style:text-properties officeooo:rsid="0026e5cd"/>
    </style:style>
    <style:style style:name="T18" style:family="text">
      <style:text-properties officeooo:rsid="002818bb"/>
    </style:style>
    <style:style style:name="T19" style:family="text">
      <style:text-properties officeooo:rsid="00288118"/>
    </style:style>
    <style:style style:name="T20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21" style:family="text">
      <style:text-properties officeooo:rsid="0029ec6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">sp. zn. </text:span>#4556</text:p>
      <text:p text:style-name="P18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8">Bc. Jan Novák</text:span>, <text:tab/>e-mail: <text:span text:style-name="T19">jan.novak@pirati.cz</text:span></text:p>
            <text:p text:style-name="P14">kontakt: <text:span text:style-name="T11">Barbora Hradečná <text:s text:c="5"/></text:span>e-mail: <text:span text:style-name="T1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Zuzana Jíchová</text:p>
            <text:p text:style-name="P22"><text:span text:style-name="T15">ročník</text:span>: <text:span text:style-name="T14">1985</text:span> <text:s text:c="3"/><text:span text:style-name="T12">bydliště: </text:span>Dolní Černá Studnice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21">Liberec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21">10</text:span>h <text:span text:style-name="T10">týdně </text:span>(slovy: <text:span text:style-name="T10">des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7">DPP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4 500 – 7000 </text:span>Kč (slovy: <text:span text:style-name="T21">čtyřitisícepětset až sedm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7">Od 01-02-2017 do 30-07-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8">01.02.2016</text:span></text:p>
      <text:p text:style-name="P6">Za zadavatele: <text:tab/><text:tab/><text:tab/>Za dodavatele: </text:p>
      <text:p text:style-name="P20"><text:span text:style-name="T16">Bc. Jan Novák</text:span><text:tab/><text:tab/><text:tab/>Zuzana Jíchová</text:p>
      <text:p text:style-name="P7"/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6D10EF2D9C850DF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19T16:44:02.726327411</dc:date>
    <meta:editing-cycles>111</meta:editing-cycles>
    <meta:editing-duration>P24DT12H57M47S</meta:editing-duration>
    <meta:generator>LibreOffice/5.1.4.2$Linux_X86_64 LibreOffice_project/10m0$Build-2</meta:generator>
    <meta:printed-by>Vladislav Tobias Esner</meta:printed-by>
    <meta:print-date>2017-02-19T13:09:39.763542761</meta:print-date>
    <dc:creator>Vladislav Tobias Esner</dc:creator>
    <meta:document-statistic meta:table-count="1" meta:image-count="1" meta:object-count="0" meta:page-count="1" meta:paragraph-count="32" meta:word-count="163" meta:character-count="1239" meta:non-whitespace-character-count="1082"/>
    <meta:user-defined meta:name="Informace 1"/>
    <meta:user-defined meta:name="Informace 2"/>
    <meta:user-defined meta:name="Informace 3"/>
    <meta:user-defined meta:name="Informace 4"/>
  </office:meta>
</office:document-meta>
</file>